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Preformatted_20_Text">
      <style:paragraph-properties fo:margin-top="0in" fo:margin-bottom="0.1965in" loext:contextual-spacing="false"/>
    </style:style>
    <style:style style:name="T1" style:family="text">
      <style:text-properties officeooo:rsid="0018657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repared Statements &amp; SQL Injection Prevention </text:h>
      <text:h text:style-name="Heading_20_2" text:outline-level="2">1) <text:s/>Definition</text:h>
      <text:p text:style-name="Text_20_body"><text:span text:style-name="Strong_20_Emphasis">SQL Injection:</text:span> An attack where an attacker supplies malicious input that is interpreted as SQL code, allowing them to read, modify, or destroy database data.<text:line-break/><text:span text:style-name="Strong_20_Emphasis">Prepared Statements / Parameterized Queries:</text:span> A technique that separates SQL code (query structure) from user data (parameters). The DB treats parameters as data only — not executable SQL — preventing injection.</text:p>
      <text:p text:style-name="Horizontal_20_Line"/>
      <text:h text:style-name="Heading_20_2" text:outline-level="2">2) <text:span text:style-name="T1">think</text:span></text:h>
      <text:p text:style-name="Text_20_body">Think of a recipe (SQL) and raw ingredients (user input). If you dump unverified ingredients directly into the recipe, the final dish can be ruined. With prepared statements you fix the recipe first, then add ingredients separately — ingredients cannot change the recipe.</text:p>
      <text:p text:style-name="Horizontal_20_Line"/>
      <text:h text:style-name="Heading_20_2" text:outline-level="2">3) Vulnerable Example (DO NOT use in production)</text:h>
      <text:p text:style-name="Text_20_body"><text:span text:style-name="Strong_20_Emphasis">PHP (bad practice):</text:span></text:p>
      <text:p text:style-name="Preformatted_20_Text"><text:span text:style-name="Source_20_Text">// vulnerable.php</text:span></text:p>
      <text:p text:style-name="Preformatted_20_Text"><text:span text:style-name="Source_20_Text">$username = $_POST['username'];</text:span></text:p>
      <text:p text:style-name="Preformatted_20_Text"><text:span text:style-name="Source_20_Text">$password = $_POST['password'];</text:span></text:p>
      <text:p text:style-name="Preformatted_20_Text"/>
      <text:p text:style-name="Preformatted_20_Text"><text:span text:style-name="Source_20_Text">$query = "SELECT * FROM users WHERE username = '$username' AND password = '$password'";</text:span></text:p>
      <text:p text:style-name="P8"><text:span text:style-name="Source_20_Text">$result = mysqli_query($conn, $query);</text:span></text:p>
      <text:p text:style-name="Text_20_body"><text:span text:style-name="Strong_20_Emphasis">Why it's vulnerable:</text:span> User input is concatenated directly into the SQL string. An attacker can send input like <text:span text:style-name="Source_20_Text">' OR '1'='1</text:span> to bypass authentication.</text:p>
      <text:p text:style-name="Horizontal_20_Line"/>
      <text:h text:style-name="Heading_20_2" text:outline-level="2">4) Secure Examples (Use these)</text:h>
      <text:h text:style-name="Heading_20_3" text:outline-level="3">PHP — <text:span text:style-name="Source_20_Text">mysqli</text:span> prepared statement</text:h>
      <text:p text:style-name="Preformatted_20_Text"><text:span text:style-name="Source_20_Text">// secure_mysqli.php</text:span></text:p>
      <text:p text:style-name="Preformatted_20_Text"><text:span text:style-name="Source_20_Text">// $conn is an existing mysqli connection</text:span></text:p>
      <text:p text:style-name="Preformatted_20_Text"/>
      <text:p text:style-name="Preformatted_20_Text"><text:span text:style-name="Source_20_Text">$username = $_POST['username'];</text:span></text:p>
      <text:p text:style-name="Preformatted_20_Text"><text:span text:style-name="Source_20_Text">$password = $_POST['password'];</text:span></text:p>
      <text:p text:style-name="Preformatted_20_Text"><text:soft-page-break/></text:p>
      <text:p text:style-name="Preformatted_20_Text"><text:span text:style-name="Source_20_Text">$stmt = $conn-&gt;prepare("SELECT id, username FROM users WHERE username = ? AND password = ?"); </text:span></text:p>
      <text:p text:style-name="Preformatted_20_Text"><text:span text:style-name="Source_20_Text">$stmt-&gt;bind_param("ss", $username, $password); // "ss" = two strings</text:span></text:p>
      <text:p text:style-name="Preformatted_20_Text"><text:span text:style-name="Source_20_Text">$stmt-&gt;execute();</text:span></text:p>
      <text:p text:style-name="Preformatted_20_Text"><text:span text:style-name="Source_20_Text">$result = $stmt-&gt;get_result();</text:span></text:p>
      <text:p text:style-name="Preformatted_20_Text"/>
      <text:p text:style-name="Preformatted_20_Text"><text:span text:style-name="Source_20_Text">if ($result-&gt;num_rows === 1) {</text:span></text:p>
      <text:p text:style-name="Preformatted_20_Text"><text:span text:style-name="Source_20_Text"><text:s text:c="4"/>// login success</text:span></text:p>
      <text:p text:style-name="Preformatted_20_Text"><text:span text:style-name="Source_20_Text">} else {</text:span></text:p>
      <text:p text:style-name="Preformatted_20_Text"><text:span text:style-name="Source_20_Text"><text:s text:c="4"/>// login fail</text:span></text:p>
      <text:p text:style-name="Preformatted_20_Text"><text:span text:style-name="Source_20_Text">}</text:span></text:p>
      <text:p text:style-name="P8"><text:span text:style-name="Source_20_Text">$stmt-&gt;close();</text:span></text:p>
      <text:p text:style-name="Text_20_body"><text:span text:style-name="Strong_20_Emphasis">Notes:</text:span> <text:span text:style-name="Source_20_Text">?</text:span> placeholders fix the query structure; <text:span text:style-name="Source_20_Text">bind_param</text:span> passes user data safely.</text:p>
      <text:h text:style-name="Heading_20_3" text:outline-level="3">PHP — <text:span text:style-name="Source_20_Text">PDO</text:span> prepared statement</text:h>
      <text:p text:style-name="Preformatted_20_Text"><text:span text:style-name="Source_20_Text">// secure_pdo.php</text:span></text:p>
      <text:p text:style-name="Preformatted_20_Text"><text:span text:style-name="Source_20_Text">// $pdo is a PDO instance</text:span></text:p>
      <text:p text:style-name="Preformatted_20_Text"/>
      <text:p text:style-name="Preformatted_20_Text"><text:span text:style-name="Source_20_Text">$username = $_POST['username'];</text:span></text:p>
      <text:p text:style-name="Preformatted_20_Text"><text:span text:style-name="Source_20_Text">$password = $_POST['password'];</text:span></text:p>
      <text:p text:style-name="Preformatted_20_Text"/>
      <text:p text:style-name="Preformatted_20_Text"><text:span text:style-name="Source_20_Text">$stmt = $pdo-&gt;prepare("SELECT id, username FROM users WHERE username = :username AND password = :password");</text:span></text:p>
      <text:p text:style-name="Preformatted_20_Text"><text:span text:style-name="Source_20_Text">$stmt-&gt;execute([':username' =&gt; $username, ':password' =&gt; $password]);</text:span></text:p>
      <text:p text:style-name="Preformatted_20_Text"><text:span text:style-name="Source_20_Text">$user = $stmt-&gt;fetch(PDO::FETCH_ASSOC);</text:span></text:p>
      <text:p text:style-name="Preformatted_20_Text"/>
      <text:p text:style-name="Preformatted_20_Text"><text:span text:style-name="Source_20_Text">if ($user) {</text:span></text:p>
      <text:p text:style-name="Preformatted_20_Text"><text:span text:style-name="Source_20_Text"><text:s text:c="4"/>// login success</text:span></text:p>
      <text:p text:style-name="Preformatted_20_Text"><text:span text:style-name="Source_20_Text">} else {</text:span></text:p>
      <text:p text:style-name="Preformatted_20_Text"><text:span text:style-name="Source_20_Text"><text:s text:c="4"/>// login fail</text:span></text:p>
      <text:p text:style-name="P8"><text:span text:style-name="Source_20_Text">}</text:span></text:p>
      <text:p text:style-name="Text_20_body"><text:span text:style-name="Strong_20_Emphasis">Notes:</text:span> Named placeholders improve readability; <text:span text:style-name="Source_20_Text">execute</text:span> with an array binds values safely.</text:p>
      <text:h text:style-name="Heading_20_3" text:outline-level="3">Python — <text:span text:style-name="Source_20_Text">sqlite3</text:span> (DB-API param style)</text:h>
      <text:p text:style-name="Preformatted_20_Text"><text:span text:style-name="Source_20_Text"># secure_python.py</text:span></text:p>
      <text:p text:style-name="Preformatted_20_Text"><text:span text:style-name="Source_20_Text">import sqlite3</text:span></text:p>
      <text:p text:style-name="Preformatted_20_Text"/>
      <text:p text:style-name="Preformatted_20_Text"><text:span text:style-name="Source_20_Text">conn = sqlite3.connect('example.db')</text:span></text:p>
      <text:p text:style-name="Preformatted_20_Text"><text:span text:style-name="Source_20_Text">cursor = conn.cursor()</text:span></text:p>
      <text:p text:style-name="Preformatted_20_Text"/>
      <text:p text:style-name="Preformatted_20_Text"><text:span text:style-name="Source_20_Text">username = input("Username: ")</text:span></text:p>
      <text:p text:style-name="Preformatted_20_Text"><text:span text:style-name="Source_20_Text">password = input("Password: ")</text:span></text:p>
      <text:p text:style-name="Preformatted_20_Text"/>
      <text:p text:style-name="Preformatted_20_Text"><text:span text:style-name="Source_20_Text">cursor.execute("SELECT id, username FROM users WHERE username = ? AND password = ?", (username, password))</text:span></text:p>
      <text:p text:style-name="Preformatted_20_Text"><text:span text:style-name="Source_20_Text">row = cursor.fetchone()</text:span></text:p>
      <text:p text:style-name="Preformatted_20_Text"/>
      <text:p text:style-name="Preformatted_20_Text"><text:span text:style-name="Source_20_Text">if row:</text:span></text:p>
      <text:p text:style-name="Preformatted_20_Text"><text:span text:style-name="Source_20_Text"><text:s text:c="4"/>print("Login success")</text:span></text:p>
      <text:p text:style-name="Preformatted_20_Text"><text:span text:style-name="Source_20_Text">else:</text:span></text:p>
      <text:p text:style-name="Preformatted_20_Text"><text:span text:style-name="Source_20_Text"><text:s text:c="4"/>print("Login fail")</text:span></text:p>
      <text:p text:style-name="Preformatted_20_Text"/>
      <text:p text:style-name="P8"><text:soft-page-break/><text:span text:style-name="Source_20_Text">conn.close()</text:span></text:p>
      <text:p text:style-name="Text_20_body"><text:span text:style-name="Strong_20_Emphasis">Notes:</text:span> Use placeholders (<text:span text:style-name="Source_20_Text">?</text:span>) and pass parameters as a tuple. Never create SQL strings by concatenating input.</text:p>
      <text:p text:style-name="Horizontal_20_Line"/>
      <text:h text:style-name="Heading_20_2" text:outline-level="2">5) What Prepared Statements DO &amp; DON'T</text:h>
      <text:p text:style-name="Text_20_body"><text:span text:style-name="Strong_20_Emphasis">Do</text:span></text:p>
      <text:list xml:id="list2222826154" text:style-name="L1">
        <text:list-item>
          <text:p text:style-name="P1">Separate SQL structure from data, making parameter values treated strictly as data.</text:p>
        </text:list-item>
        <text:list-item>
          <text:p text:style-name="P1">Prevent classic injection payloads that try to alter SQL syntax.</text:p>
        </text:list-item>
      </text:list>
      <text:p text:style-name="Text_20_body"><text:span text:style-name="Strong_20_Emphasis">Don't</text:span></text:p>
      <text:list xml:id="list562893650" text:style-name="L2">
        <text:list-item>
          <text:p text:style-name="P2">Automatically make everything safe — they do not validate or sanitize <text:span text:style-name="Emphasis">structural</text:span> inputs (e.g., column names, table names, ORDER BY fields built from user input).</text:p>
        </text:list-item>
        <text:list-item>
          <text:p text:style-name="P2">Replace the need for other best practices like password hashing, input validation, and least-privilege DB accounts.</text:p>
        </text:list-item>
      </text:list>
      <text:p text:style-name="Horizontal_20_Line"/>
      <text:h text:style-name="Heading_20_2" text:outline-level="2">6) Best Practices Checklist</text:h>
      <text:list xml:id="list3327338920" text:style-name="L3">
        <text:list-item>
          <text:p text:style-name="P3">Always use prepared statements / parameterized queries for user-supplied values.</text:p>
        </text:list-item>
        <text:list-item>
          <text:p text:style-name="P3">Use secure password hashing (bcrypt, Argon2); never store plaintext passwords.</text:p>
        </text:list-item>
        <text:list-item>
          <text:p text:style-name="P3">Validate and whitelist structural inputs (e.g., allowed sort columns).</text:p>
        </text:list-item>
        <text:list-item>
          <text:p text:style-name="P3">Use a least-privilege database account for the application.</text:p>
        </text:list-item>
        <text:list-item>
          <text:p text:style-name="P3">Avoid dynamic SQL where possible; if needed, strictly whitelist allowed values.</text:p>
        </text:list-item>
        <text:list-item>
          <text:p text:style-name="P3">Keep dependencies and DB drivers updated.</text:p>
        </text:list-item>
        <text:list-item>
          <text:p text:style-name="P3">Log suspicious activity but <text:span text:style-name="Strong_20_Emphasis">do not</text:span> log plaintext passwords or sensitive data.</text:p>
        </text:list-item>
        <text:list-item>
          <text:p text:style-name="P3">Consider using an ORM (with care) to reduce manual query building mistakes.</text:p>
        </text:list-item>
        <text:list-item>
          <text:p text:style-name="P3">Regular security reviews and automated dependency checks.</text:p>
        </text:list-item>
      </text:list>
      <text:p text:style-name="Horizontal_20_Line"/>
      <text:h text:style-name="Heading_20_2" text:outline-level="2">7) Common Questions (Short Answers)</text:h>
      <text:p text:style-name="Text_20_body"><text:span text:style-name="Strong_20_Emphasis">Q:</text:span> Are prepared statements enough to stop all SQL injection?<text:line-break/><text:span text:style-name="Strong_20_Emphasis">A:</text:span> They stop parameter-based injections when used properly. They don’t protect against unsafe dynamic SQL that alters query structure — validate/whitelist structural inputs.</text:p>
      <text:p text:style-name="Text_20_body"><text:soft-page-break/><text:span text:style-name="Strong_20_Emphasis">Q:</text:span> Are stored procedures safe?<text:line-break/><text:span text:style-name="Strong_20_Emphasis">A:</text:span> Stored procedures can help but are not automatically safe. If they build dynamic SQL with concatenation inside, they can still be vulnerable.</text:p>
      <text:h text:style-name="Heading_20_2" text:outline-level="2">Quick Quiz </text:h>
      <text:list xml:id="list1424638637" text:style-name="L5">
        <text:list-item>
          <text:p text:style-name="P5">What is SQL Injection in one sentence?</text:p>
        </text:list-item>
        <text:list-item>
          <text:p text:style-name="P5">How do <text:span text:style-name="Source_20_Text">?</text:span> or <text:span text:style-name="Source_20_Text">:name</text:span> placeholders help prevent injection?</text:p>
        </text:list-item>
        <text:list-item>
          <text:p text:style-name="P5">How should passwords be stored in a database?</text:p>
        </text:list-item>
        <text:list-item>
          <text:p text:style-name="P5">If you must accept a column name from a user (for sorting), how should you handle it?</text:p>
        </text:list-item>
      </text:list>
      <text:p text:style-name="Text_20_body">(Answers: 1) malicious input executed as SQL; 2) they separate data from SQL so the DB treats input as data; 3) hashed with bcrypt/Argon2; 4) validate/whitelist against allowed column names.)</text:p>
      <text:p text:style-name="Horizontal_20_Line"/>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0-31T17:01:00.323000000</meta:creation-date>
    <dc:date>2025-10-31T17:02:45.892000000</dc:date>
    <meta:editing-duration>PT1M47S</meta:editing-duration>
    <meta:editing-cycles>1</meta:editing-cycles>
    <meta:document-statistic meta:table-count="0" meta:image-count="0" meta:object-count="0" meta:page-count="4" meta:paragraph-count="85" meta:word-count="694" meta:character-count="4685" meta:non-whitespace-character-count="4056"/>
    <meta:generator>Neat_Office/6.2.8.2$Windows_x86 LibreOffice_project/</meta:generator>
  </office:meta>
</office:document-meta>
</file>